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1.5cm" svg:x="8.5cm" svg:y="12cm">
          <text:p text:style-name="P1">Colun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cm" svg:height="1.5cm" svg:x="8.5cm" svg:y="14.5cm">
          <text:p text:style-name="P1">Linh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cm" svg:height="1.5cm" svg:x="8.5cm" svg:y="9.5cm">
          <text:p text:style-name="P1">Cartel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cm" svg:height="1.5cm" svg:x="8.5cm" svg:y="7cm">
          <text:p text:style-name="P1">Jogad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cm" svg:height="1.5cm" svg:x="8.5cm" svg:y="4.5cm">
          <text:p text:style-name="P1">Jog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cm" svg:height="1.5cm" svg:x="4.5cm" svg:y="9.5cm">
          <text:p text:style-name="P1">Jogad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cm" svg:height="1.5cm" svg:x="12.5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Leandro Conca De Luccia</meta:initial-creator>
    <meta:creation-date>2008-07-17T22:09:13.34</meta:creation-date>
    <dc:date>2008-07-18T01:50:59.28</dc:date>
    <dc:creator>Leandro Conca De Luccia</dc:creator>
    <meta:editing-duration>PT03H11M25S</meta:editing-duration>
    <meta:editing-cycles>1</meta:editing-cycles>
    <meta:document-statistic meta:object-count="7"/>
    <meta:generator>OpenOffice.org/3.0_Beta$Win32 OpenOffice.org_project/300m3$Build-9328</meta:generator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